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72cm"/>
    </style:style>
    <style:style style:name="Таблица1.B" style:family="table-column">
      <style:table-column-properties style:column-width="13.2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3.23cm"/>
    </style:style>
    <style:style style:name="Таблица2.B" style:family="table-column">
      <style:table-column-properties style:column-width="1.658cm"/>
    </style:style>
    <style:style style:name="Таблица2.C" style:family="table-column">
      <style:table-column-properties style:column-width="4.314cm"/>
    </style:style>
    <style:style style:name="Таблица2.D" style:family="table-column">
      <style:table-column-properties style:column-width="7.798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4.479cm"/>
    </style:style>
    <style:style style:name="Таблица3.B" style:family="table-column">
      <style:table-column-properties style:column-width="12.522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2.953cm"/>
    </style:style>
    <style:style style:name="Таблица4.B" style:family="table-column">
      <style:table-column-properties style:column-width="14.048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6.161cm" table:align="left"/>
    </style:style>
    <style:style style:name="Таблица5.A" style:family="table-column">
      <style:table-column-properties style:column-width="3.353cm"/>
    </style:style>
    <style:style style:name="Таблица5.B" style:family="table-column">
      <style:table-column-properties style:column-width="2.517cm"/>
    </style:style>
    <style:style style:name="Таблица5.C" style:family="table-column">
      <style:table-column-properties style:column-width="3.944cm"/>
    </style:style>
    <style:style style:name="Таблица5.D" style:family="table-column">
      <style:table-column-properties style:column-width="6.346cm"/>
    </style:style>
    <style:style style:name="Таблица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Heading">
      <style:paragraph-properties fo:text-align="justify" style:justify-single-word="false"/>
    </style:style>
    <style:style style:name="P6" style:family="paragraph" style:parent-style-name="Horizontal_20_Line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officeooo:rsid="000f9a6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Strong_20_Emphasis">ТЕХНИЧЕСКОЕ ЗАДАНИЕ НА ДИЗАЙН: LANDING PAGE GRINDSTONE</text:span></text:h>
      <text:p text:style-name="P2"><text:span text:style-name="Strong_20_Emphasis">Цель страницы:</text:span> Конверсия посетителя в зарегистрированного пользователя.<text:line-break/><text:span text:style-name="Strong_20_Emphasis">Ключевое действие:</text:span> Клик по CTA (Call To Action) кнопке "Начать бесплатно".</text:p>
      <text:p text:style-name="P6"/>
      <text:h text:style-name="P7" text:outline-level="3"><text:span text:style-name="Strong_20_Emphasis">1. ГЕРОЙ-БЛОК (Hero Section)</text:span></text:h>
      <text:p text:style-name="P2"><text:span text:style-name="Strong_20_Emphasis">Расположение:</text:span> Первый экран (выше линии сгиба / <text:span text:style-name="Source_20_Text">above the fold</text:span>).<text:line-break/><text:span text:style-name="Strong_20_Emphasis">Высота секции:</text:span> <text:span text:style-name="Source_20_Text">100vh</text:span> (высота окна браузера) или <text:span text:style-name="Source_20_Text">min-height: 600px</text:span> для контроля на больших экранах.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5">Элемент</text:p>
            </table:table-cell>
            <table:table-cell table:style-name="Таблица1.A1" office:value-type="string">
              <text:p text:style-name="P5">Содержание &amp; Технические детали</text:p>
            </table:table-cell>
          </table:table-row>
        </table:table-header-rows>
        <table:table-row>
          <table:table-cell table:style-name="Таблица1.A1" office:value-type="string">
            <text:p text:style-name="P4"><text:span text:style-name="Strong_20_Emphasis">Навигационная панель</text:span></text:p>
          </table:table-cell>
          <table:table-cell table:style-name="Таблица1.A1" office:value-type="string">
            <text:p text:style-name="P4"><text:span text:style-name="Strong_20_Emphasis">Логотип:</text:span> <text:span text:style-name="Source_20_Text">GrindStone</text:span> слева. <text:line-break/><text:span text:style-name="Strong_20_Emphasis">Ссылки справа:</text:span> <text:span text:style-name="Source_20_Text">Возможности</text:span> (якорная ссылка), <text:span text:style-name="Source_20_Text">Цены</text:span> (заглушка), <text:span text:style-name="Source_20_Text">Документация</text:span> (ссылка на будущий раздел). <text:line-break/><text:span text:style-name="Strong_20_Emphasis">Кнопки:</text:span> <text:span text:style-name="Source_20_Text">Войти</text:span> (Secondary button), <text:span text:style-name="Source_20_Text">Начать бесплатно</text:span> (Primary button, цвет: <text:span text:style-name="Source_20_Text">#3366FF</text:span>).</text:p>
          </table:table-cell>
        </table:table-row>
        <table:table-row>
          <table:table-cell table:style-name="Таблица1.A1" office:value-type="string">
            <text:p text:style-name="P4"><text:span text:style-name="Strong_20_Emphasis">Заголовок (H1)</text:span></text:p>
          </table:table-cell>
          <table:table-cell table:style-name="Таблица1.A1" office:value-type="string">
            <text:p text:style-name="P4"><text:span text:style-name="Strong_20_Emphasis">Текст:</text:span> <text:span text:style-name="Source_20_Text">Управляйте проектами, а не хаосом.</text:span> <text:line-break/><text:span text:style-name="Strong_20_Emphasis">Стиль:</text:span> <text:span text:style-name="Source_20_Text">font-weight: 700</text:span>, <text:span text:style-name="Source_20_Text">font-size: 3.5rem</text:span> (~56px), <text:span text:style-name="Source_20_Text">line-height: 1.1</text:span>, цвет: <text:span text:style-name="Source_20_Text">#111827</text:span> (dark mode: <text:span text:style-name="Source_20_Text">#F9FAFB</text:span>).</text:p>
          </table:table-cell>
        </table:table-row>
        <table:table-row>
          <table:table-cell table:style-name="Таблица1.A1" office:value-type="string">
            <text:p text:style-name="P4"><text:span text:style-name="Strong_20_Emphasis">Подзаголовок</text:span></text:p>
          </table:table-cell>
          <table:table-cell table:style-name="Таблица1.A1" office:value-type="string">
            <text:p text:style-name="P4"><text:span text:style-name="Strong_20_Emphasis">Текст:</text:span> <text:span text:style-name="Source_20_Text">GrindStone — это интуитивная платформа для управления задачами и проектами для вас и вашей команды. Создавайте задачи, организуйте их на канбан-досках, храните файлы и знания в одном месте.</text:span> <text:line-break/><text:span text:style-name="Strong_20_Emphasis">Стиль:</text:span> <text:span text:style-name="Source_20_Text">font-size: 1.25rem</text:span> (~20px), <text:span text:style-name="Source_20_Text">max-width: 600px</text:span>, цвет: <text:span text:style-name="Source_20_Text">#666666</text:span> (dark mode: <text:span text:style-name="Source_20_Text">#D1D5DB</text:span>).</text:p>
          </table:table-cell>
        </table:table-row>
        <table:table-row>
          <table:table-cell table:style-name="Таблица1.A1" office:value-type="string">
            <text:p text:style-name="P4"><text:span text:style-name="Strong_20_Emphasis">CTA Кнопка</text:span></text:p>
          </table:table-cell>
          <table:table-cell table:style-name="Таблица1.A1" office:value-type="string">
            <text:p text:style-name="P4"><text:span text:style-name="Strong_20_Emphasis">Текст:</text:span> <text:span text:style-name="Source_20_Text">Начать бесплатно</text:span> <text:line-break/><text:span text:style-name="Strong_20_Emphasis">Стиль:</text:span> Primary Button (L), <text:span text:style-name="Source_20_Text">background-color: #3366FF</text:span>, <text:span text:style-name="Source_20_Text">padding: 1rem 2.5rem</text:span>.</text:p>
          </table:table-cell>
        </table:table-row>
        <table:table-row>
          <table:table-cell table:style-name="Таблица1.A1" office:value-type="string">
            <text:p text:style-name="P4"><text:span text:style-name="Strong_20_Emphasis">Дополнительная кнопка</text:span></text:p>
          </table:table-cell>
          <table:table-cell table:style-name="Таблица1.A1" office:value-type="string">
            <text:p text:style-name="P4"><text:span text:style-name="Strong_20_Emphasis">Текст:</text:span> <text:span text:style-name="Source_20_Text">Смотреть демо</text:span> (опционально, ведет на видео или гифку с демонстрацией UI) <text:line-break/><text:span text:style-name="Strong_20_Emphasis">Стиль:</text:span> Secondary Button (L).</text:p>
          </table:table-cell>
        </table:table-row>
        <table:table-row>
          <table:table-cell table:style-name="Таблица1.A1" office:value-type="string">
            <text:p text:style-name="P4"><text:span text:style-name="Strong_20_Emphasis">Изображение/скриншот</text:span></text:p>
          </table:table-cell>
          <table:table-cell table:style-name="Таблица1.A1" office:value-type="string">
            <text:p text:style-name="P4"><text:span text:style-name="Strong_20_Emphasis">Расположение:</text:span> Справа от текстового блока или под ним на мобильных. <text:line-break/><text:span text:style-name="Strong_20_Emphasis">Содержание:</text:span> Чистый, стильный скриншот интерфейса GrindStone в работе (реальный или высококачественный мокап). Должен выглядеть современно и профессионально.</text:p>
          </table:table-cell>
        </table:table-row>
      </table:table>
      <text:p text:style-name="P6"/>
      <text:h text:style-name="P7" text:outline-level="3"><text:span text:style-name="Strong_20_Emphasis">2. БЛОК С ПРЕИМУЩЕСТВАМИ (Features Section)</text:span></text:h>
      <text:p text:style-name="P2"><text:span text:style-name="Strong_20_Emphasis">Кол-во преимуществ:</text:span> 3-4.<text:line-break/><text:span text:style-name="Strong_20_Emphasis">Структура:</text:span> Сетка 3 колонки на десктопе, 1 колонка на мобильном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5">Преимущество</text:p>
            </table:table-cell>
            <table:table-cell table:style-name="Таблица2.A1" office:value-type="string">
              <text:p text:style-name="P5">Иконка</text:p>
            </table:table-cell>
            <table:table-cell table:style-name="Таблица2.A1" office:value-type="string">
              <text:p text:style-name="P5">Заголовок (H3)</text:p>
            </table:table-cell>
            <table:table-cell table:style-name="Таблица2.A1" office:value-type="string">
              <text:p text:style-name="P5">Описание</text:p>
            </table:table-cell>
          </table:table-row>
        </table:table-header-rows>
        <table:table-row>
          <table:table-cell table:style-name="Таблица2.A1" office:value-type="string">
            <text:p text:style-name="P4"><text:span text:style-name="Strong_20_Emphasis">1. </text:span><text:span text:style-name="Strong_20_Emphasis"><text:span text:style-name="T1">\</text:span></text:span><text:span text:style-name="Strong_20_Emphasis">Центр управления</text:span></text:p>
          </table:table-cell>
          <table:table-cell table:style-name="Таблица2.A1" office:value-type="string">
            <text:p text:style-name="P4"><text:span text:style-name="Source_20_Text">📊</text:span></text:p>
          </table:table-cell>
          <table:table-cell table:style-name="Таблица2.A1" office:value-type="string">
            <text:p text:style-name="P4"><text:span text:style-name="Source_20_Text">Все проекты под контролем</text:span></text:p>
          </table:table-cell>
          <table:table-cell table:style-name="Таблица2.A1" office:value-type="string">
            <text:p text:style-name="P4"><text:span text:style-name="Source_20_Text">Создавайте рабочие пространства и проекты, чтобы </text:span><text:soft-page-break/><text:span text:style-name="Source_20_Text">организовать работу вашей команды. Назначайте задачи, устанавливайте сроки и приоритеты.</text:span></text:p>
          </table:table-cell>
        </table:table-row>
        <table:table-row>
          <table:table-cell table:style-name="Таблица2.A1" office:value-type="string">
            <text:p text:style-name="P4"><text:span text:style-name="Strong_20_Emphasis">2. Гибкие доски</text:span></text:p>
          </table:table-cell>
          <table:table-cell table:style-name="Таблица2.A1" office:value-type="string">
            <text:p text:style-name="P4"><text:span text:style-name="Source_20_Text">✅</text:span></text:p>
          </table:table-cell>
          <table:table-cell table:style-name="Таблица2.A1" office:value-type="string">
            <text:p text:style-name="P4"><text:span text:style-name="Source_20_Text">Визуализируйте workflow</text:span></text:p>
          </table:table-cell>
          <table:table-cell table:style-name="Таблица2.A1" office:value-type="string">
            <text:p text:style-name="P4"><text:span text:style-name="Source_20_Text">Перетаскивайте задачи между колонками Канбан, чтобы отслеживать прогресс. Кастомизируйте доски под процессы вашей команды.</text:span></text:p>
          </table:table-cell>
        </table:table-row>
        <table:table-row>
          <table:table-cell table:style-name="Таблица2.A1" office:value-type="string">
            <text:p text:style-name="P4"><text:span text:style-name="Strong_20_Emphasis">3. База знаний</text:span></text:p>
          </table:table-cell>
          <table:table-cell table:style-name="Таблица2.A1" office:value-type="string">
            <text:p text:style-name="P4"><text:span text:style-name="Source_20_Text">📚</text:span></text:p>
          </table:table-cell>
          <table:table-cell table:style-name="Таблица2.A1" office:value-type="string">
            <text:p text:style-name="P4"><text:span text:style-name="Source_20_Text">Все файлы и знания в одном месте</text:span></text:p>
          </table:table-cell>
          <table:table-cell table:style-name="Таблица2.A1" office:value-type="string">
            <text:p text:style-name="P4"><text:span text:style-name="Source_20_Text">Загружайте файлы, сохраняйте полезные ссылки и создайте внутреннюю вики прямо в проекте. Больше не нужно переключаться между десятком сервисов.</text:span></text:p>
          </table:table-cell>
        </table:table-row>
        <table:table-row>
          <table:table-cell table:style-name="Таблица2.A1" office:value-type="string">
            <text:p text:style-name="P4"><text:span text:style-name="Strong_20_Emphasis">4. Мощный поиск</text:span></text:p>
          </table:table-cell>
          <table:table-cell table:style-name="Таблица2.A1" office:value-type="string">
            <text:p text:style-name="P4"><text:span text:style-name="Source_20_Text">🔍</text:span></text:p>
          </table:table-cell>
          <table:table-cell table:style-name="Таблица2.A1" office:value-type="string">
            <text:p text:style-name="P4"><text:span text:style-name="Source_20_Text">Найдите что угодно за секунды</text:span></text:p>
          </table:table-cell>
          <table:table-cell table:style-name="Таблица2.A1" office:value-type="string">
            <text:p text:style-name="P4"><text:span text:style-name="Source_20_Text">Глобальный поиск по всем вашим проектам, задачам и документам. Больше никогда не теряйте важную информацию.</text:span></text:p>
          </table:table-cell>
        </table:table-row>
      </table:table>
      <text:p text:style-name="P6"/>
      <text:h text:style-name="P7" text:outline-level="3"><text:span text:style-name="Strong_20_Emphasis">3. БЛОК FAQ (Frequently Asked Questions)</text:span></text:h>
      <text:p text:style-name="P2"><text:span text:style-name="Strong_20_Emphasis">Заголовок секции (H2):</text:span> <text:span text:style-name="Source_20_Text">Часто задаваемые вопросы</text:span><text:line-break/><text:span text:style-name="Strong_20_Emphasis">Раскрывающиеся элементы (Accordion).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5">Вопрос</text:p>
            </table:table-cell>
            <table:table-cell table:style-name="Таблица3.A1" office:value-type="string">
              <text:p text:style-name="P5">Ответ</text:p>
            </table:table-cell>
          </table:table-row>
        </table:table-header-rows>
        <table:table-row>
          <table:table-cell table:style-name="Таблица3.A1" office:value-type="string">
            <text:p text:style-name="P4"><text:span text:style-name="Strong_20_Emphasis">Сколько стоит использование GrindStone?</text:span></text:p>
          </table:table-cell>
          <table:table-cell table:style-name="Таблица3.A1" office:value-type="string">
            <text:p text:style-name="P4"><text:span text:style-name="Strong_20_Emphasis">GrindStone абсолютно бесплатен для индивидуального использования и малых команд до 5 человек.</text:span> Для более крупных команд в будущем появятся платные тарифы с расширенными возможностями.</text:p>
          </table:table-cell>
        </table:table-row>
        <table:table-row>
          <table:table-cell table:style-name="Таблица3.A1" office:value-type="string">
            <text:p text:style-name="P4"><text:span text:style-name="Strong_20_Emphasis">Можно ли использовать его одному?</text:span></text:p>
          </table:table-cell>
          <table:table-cell table:style-name="Таблица3.A1" office:value-type="string">
            <text:p text:style-name="P4"><text:span text:style-name="Strong_20_Emphasis">Конечно!</text:span> GrindStone отлично подходит как для команд, так и для фрилансеров и индивидуальных предпринимателей, чтобы организовать свою работу.</text:p>
          </table:table-cell>
        </table:table-row>
        <table:table-row>
          <table:table-cell table:style-name="Таблица3.A1" office:value-type="string">
            <text:p text:style-name="P4"><text:span text:style-name="Strong_20_Emphasis">Мои данные в безопасности?</text:span></text:p>
          </table:table-cell>
          <table:table-cell table:style-name="Таблица3.A1" office:value-type="string">
            <text:p text:style-name="P4"><text:span text:style-name="Strong_20_Emphasis">Мы используем современные методы шифрования для защиты ваших данных.</text:span> Вы можете быть уверены в конфиденциальности вашей информации.</text:p>
          </table:table-cell>
        </table:table-row>
        <table:table-row>
          <table:table-cell table:style-name="Таблица3.A1" office:value-type="string">
            <text:p text:style-name="P4"><text:span text:style-name="Strong_20_Emphasis">Можно ли пригласить участников в проект?</text:span></text:p>
          </table:table-cell>
          <table:table-cell table:style-name="Таблица3.A1" office:value-type="string">
            <text:p text:style-name="P4"><text:span text:style-name="Strong_20_Emphasis">Да, вы можете легко пригласить коллег в ваше рабочее пространство или отдельный проект по email.</text:span></text:p>
          </table:table-cell>
        </table:table-row>
      </table:table>
      <text:p text:style-name="P6"/>
      <text:h text:style-name="P7" text:outline-level="3"><text:span text:style-name="Strong_20_Emphasis">4. ФИНАЛЬНЫЙ CTA (Final Call To Action)</text:span></text:h>
      <text:p text:style-name="P2"><text:span text:style-name="Strong_20_Emphasis">Цель:</text:span> Повторно захватить внимание и дать последний шанс для конверсии.<text:line-break/><text:span text:style-name="Strong_20_Emphasis">Фон:</text:span> Возможно, легкий градиент или отличный от остальных секций цвет фона (<text:span text:style-name="Source_20_Text">#F9FAFB</text:span>).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5">Элемент</text:p>
            </table:table-cell>
            <table:table-cell table:style-name="Таблица4.A1" office:value-type="string">
              <text:p text:style-name="P5">Содержание &amp; Технические детали</text:p>
            </table:table-cell>
          </table:table-row>
        </table:table-header-rows>
        <table:table-row>
          <table:table-cell table:style-name="Таблица4.A1" office:value-type="string">
            <text:p text:style-name="P4"><text:span text:style-name="Strong_20_Emphasis">Заголовок (H2)</text:span></text:p>
          </table:table-cell>
          <table:table-cell table:style-name="Таблица4.A1" office:value-type="string">
            <text:p text:style-name="P4"><text:span text:style-name="Source_20_Text">Готовы навести порядок в ваших проектах?</text:span></text:p>
          </table:table-cell>
        </table:table-row>
        <table:table-row>
          <table:table-cell table:style-name="Таблица4.A1" office:value-type="string">
            <text:p text:style-name="P4"><text:span text:style-name="Strong_20_Emphasis">Подзаголовок</text:span></text:p>
          </table:table-cell>
          <table:table-cell table:style-name="Таблица4.A1" office:value-type="string">
            <text:p text:style-name="P4"><text:span text:style-name="Source_20_Text">Присоединяйтесь к тысячам пользователей, которые уже </text:span><text:soft-page-break/><text:span text:style-name="Source_20_Text">используют GrindStone для эффективной работы.</text:span></text:p>
          </table:table-cell>
        </table:table-row>
        <table:table-row>
          <table:table-cell table:style-name="Таблица4.A1" office:value-type="string">
            <text:p text:style-name="P4"><text:span text:style-name="Strong_20_Emphasis">CTA Кнопка</text:span></text:p>
          </table:table-cell>
          <table:table-cell table:style-name="Таблица4.A1" office:value-type="string">
            <text:p text:style-name="P4"><text:span text:style-name="Source_20_Text">Создать аккаунт</text:span> (Primary Button, L)</text:p>
          </table:table-cell>
        </table:table-row>
      </table:table>
      <text:p text:style-name="P6"/>
      <text:h text:style-name="P7" text:outline-level="3"><text:span text:style-name="Strong_20_Emphasis">5. ФУТЕР (Footer)</text:span></text:h>
      <text:p text:style-name="P2"><text:span text:style-name="Strong_20_Emphasis">Структура:</text:span> 4 колонки на десктопе, по 2 колонки на планшете, 1 на мобильном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P5">Колонка 1</text:p>
            </table:table-cell>
            <table:table-cell table:style-name="Таблица5.A1" office:value-type="string">
              <text:p text:style-name="P5">Колонка 2</text:p>
            </table:table-cell>
            <table:table-cell table:style-name="Таблица5.A1" office:value-type="string">
              <text:p text:style-name="P5">Колонка 3</text:p>
            </table:table-cell>
            <table:table-cell table:style-name="Таблица5.A1" office:value-type="string">
              <text:p text:style-name="P5">Колонка 4</text:p>
            </table:table-cell>
          </table:table-row>
        </table:table-header-rows>
        <table:table-row>
          <table:table-cell table:style-name="Таблица5.A1" office:value-type="string">
            <text:p text:style-name="P4"><text:span text:style-name="Strong_20_Emphasis">Продукт</text:span> <text:line-break/>Возможности <text:line-break/>Цены (заглушка) <text:line-break/>Документация</text:p>
          </table:table-cell>
          <table:table-cell table:style-name="Таблица5.A1" office:value-type="string">
            <text:p text:style-name="P4"><text:span text:style-name="Strong_20_Emphasis">Поддержка</text:span> <text:line-break/>Помощь <text:line-break/>Сообщество <text:line-break/>Контакты</text:p>
          </table:table-cell>
          <table:table-cell table:style-name="Таблица5.A1" office:value-type="string">
            <text:p text:style-name="P4"><text:span text:style-name="Strong_20_Emphasis">Компания</text:span> <text:line-break/>О нас <text:line-break/>Блог (заглушка) <text:line-break/>Вакансии (заглушка)</text:p>
          </table:table-cell>
          <table:table-cell table:style-name="Таблица5.A1" office:value-type="string">
            <text:p text:style-name="P4"><text:span text:style-name="Strong_20_Emphasis">© GrindStone 2025</text:span> <text:line-break/>Соцсети (иконки GitHub, Twitter) <text:line-break/>Политика конфиденциальности <text:line-break/>Условия использования</text:p>
          </table:table-cell>
        </table:table-row>
      </table:table>
      <text:p text:style-name="P6"/>
      <text:h text:style-name="P7" text:outline-level="3"><text:span text:style-name="Strong_20_Emphasis">6. ДОПОЛНИТЕЛЬНЫЕ ЭЛЕМЕНТЫ</text:span></text:h>
      <text:list xml:id="list604093135" text:style-name="L1">
        <text:list-item>
          <text:p text:style-name="P3"><text:span text:style-name="Strong_20_Emphasis">Trust Signals (Сигналы доверия):</text:span> Если есть/будут, можно добавить блок "Как featured в..." или "Нас используют команды из...".</text:p>
        </text:list-item>
        <text:list-item>
          <text:p text:style-name="P3"><text:span text:style-name="Strong_20_Emphasis">Модальное окно регистрации:</text:span> Открывается по клику на любую CTA-кнопку. Должно содержать форму с полями <text:span text:style-name="Source_20_Text">Имя</text:span>, <text:span text:style-name="Source_20_Text">Email</text:span>, <text:span text:style-name="Source_20_Text">Пароль</text:span>.</text:p>
        </text:list-item>
        <text:list-item>
          <text:p text:style-name="P3"><text:span text:style-name="Strong_20_Emphasis">Всплывающее уведомление (Toast):</text:span> После успешной регистрации появляется в углу экрана: "Добро пожаловать! На ваш email отправлено письмо с подтверждением."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09:11:49.696454191</meta:creation-date>
    <dc:date>2025-09-06T09:16:29.759087877</dc:date>
    <meta:editing-duration>PT4M43S</meta:editing-duration>
    <meta:editing-cycles>1</meta:editing-cycles>
    <meta:document-statistic meta:table-count="5" meta:image-count="0" meta:object-count="0" meta:page-count="3" meta:paragraph-count="76" meta:word-count="609" meta:character-count="4530" meta:non-whitespace-character-count="3980"/>
    <meta:generator>LibreOffice/6.0.7.3$Linux_x86 LibreOffice_project/00m0$Build-3</meta:generator>
  </office:meta>
</office:document-meta>
</file>